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8b97"/>
    </style:style>
    <style:style style:name="P2" style:family="paragraph" style:parent-style-name="Text_20_body">
      <style:paragraph-properties fo:margin-top="0in" fo:margin-bottom="0in" loext:contextual-spacing="false"/>
      <style:text-properties officeooo:rsid="001e6183" officeooo:paragraph-rsid="001e6183"/>
    </style:style>
    <style:style style:name="P3" style:family="paragraph" style:parent-style-name="Title">
      <style:text-properties officeooo:rsid="001e6183" officeooo:paragraph-rsid="001e6183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23d26a"/>
    </style:style>
    <style:style style:name="P5" style:family="paragraph" style:parent-style-name="Text_20_body">
      <style:text-properties officeooo:rsid="0030237a" officeooo:paragraph-rsid="0030237a"/>
    </style:style>
    <style:style style:name="P6" style:family="paragraph" style:parent-style-name="Text_20_body">
      <style:text-properties officeooo:rsid="0031b225" officeooo:paragraph-rsid="0031b225"/>
    </style:style>
    <style:style style:name="P7" style:family="paragraph" style:parent-style-name="Text_20_body">
      <style:text-properties officeooo:rsid="00328b22" officeooo:paragraph-rsid="00328b22"/>
    </style:style>
    <style:style style:name="P8" style:family="paragraph" style:parent-style-name="Heading_20_1">
      <style:text-properties officeooo:rsid="001e8b97" officeooo:paragraph-rsid="001e8b97"/>
    </style:style>
    <style:style style:name="P9" style:family="paragraph" style:parent-style-name="Heading_20_1">
      <style:text-properties officeooo:rsid="0023d26a" officeooo:paragraph-rsid="0023d26a"/>
    </style:style>
    <style:style style:name="P10" style:family="paragraph" style:parent-style-name="Heading_20_1">
      <style:text-properties officeooo:rsid="0030237a" officeooo:paragraph-rsid="0030237a"/>
    </style:style>
    <style:style style:name="T1" style:family="text">
      <style:text-properties officeooo:rsid="001e8b97"/>
    </style:style>
    <style:style style:name="T2" style:family="text">
      <style:text-properties officeooo:rsid="0023d26a"/>
    </style:style>
    <style:style style:name="T3" style:family="text">
      <style:text-properties officeooo:rsid="0031b416"/>
    </style:style>
    <style:style style:name="T4" style:family="text">
      <style:text-properties officeooo:rsid="0033a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ocore wireless mesh network </text:p>
      <text:h text:style-name="Heading_20_1" text:outline-level="1">Состав сети</text:h>
      <text:p text:style-name="P2">Сеть состоит из точки доступа(access point, AP) и узлов сети(wireless mesh network unit, WMNU). Точка доступа имеет постоянный источник питания и являеться посредником, между беспроводной сетью и сеть ethernet. Узлы сети используют батарейный источник питания. Каждый узел сети производит сбор информации, передачу данных и маршрутизацию пакетов между соседними узлами.</text:p>
      <text:h text:style-name="P8" text:outline-level="1">Принципы работы беспроводной сети</text:h>
      <text:p text:style-name="P1"><text:span text:style-name="T1">Сеть построена с применением технологии FDMA(</text:span>Frequency Division Multiple Access<text:span text:style-name="T1">) и TDMA(Time</text:span> Division Multiple Access<text:span text:style-name="T1">). Такой подход поддерживает низкую интерференцию сигналов между участниками сети и дает возможность узлам сети работать со скважность менее 1%. Передача и прием данных начинаеться в строго определенный временной интервал(Time Slot) и частотный канал. Сеть использует пакеты данных четырех различных типов: broadcast, unicast, ack, sync. Сеть не использует протокол запроса/подтверждения начала передачи (RTS, CTS), так как это увеличивает скважность работы узлов. Передача каждого пакета начинаеться после контроля доступности канала (CCA).</text:span></text:p>
      <text:h text:style-name="P9" text:outline-level="1">Шифрование и защита данных</text:h>
      <text:p text:style-name="P4"><text:span text:style-name="T2">Типы пакетов broadcast, unicast используют шифрование AES-128 <text:s/>с счетчиком циклов. Ключи сети устанавливаються при производстве узлов и в дальнейшем не изменяются.</text:span></text:p>
      <text:h text:style-name="P10" text:outline-level="1">Контроль передачи сообщений</text:h>
      <text:p text:style-name="P5">Контроль доставки сообщений от узла к узлу на сетевом уровне производится по средством ответа ACK. Контроль пакета производится по полям CRC и адресса получателся, при корректности полей отсылается ответ ACK. Данный тип подтверждения не гарантирует доставку пакета по назначению, но сильно уменьшает влияние плохого прохождения радиосигнала или наличия радиопомех <text:span text:style-name="T4">за счет повторной ретрансляции</text:span>. </text:p>
      <text:p text:style-name="P6">Широковещательные сообщения не имеют подтверждения приема и их прием соседними узлами невозможно спрогн<text:span text:style-name="T3">о</text:span>зировать.</text:p>
      <text:p text:style-name="P7">Контроль за доставкой пакетов данных возлагается на более высокии уровни протокола.</text:p>
      <text:p text:style-name="P5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6:58:01.997195031</meta:creation-date>
    <meta:generator>LibreOffice/6.0.7.3$Linux_X86_64 LibreOffice_project/00m0$Build-3</meta:generator>
    <dc:date>2019-08-21T23:33:19.609280865</dc:date>
    <meta:editing-duration>PT56M18S</meta:editing-duration>
    <meta:editing-cycles>20</meta:editing-cycles>
    <meta:document-statistic meta:table-count="0" meta:image-count="0" meta:object-count="0" meta:page-count="1" meta:paragraph-count="11" meta:word-count="247" meta:character-count="1909" meta:non-whitespace-character-count="1670"/>
  </office:meta>
</office:document-meta>
</file>